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Menlo" svg:font-family="Menl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8e5" officeooo:paragraph-rsid="000b98e5"/>
    </style:style>
    <style:style style:name="P2" style:family="paragraph" style:parent-style-name="Text_20_body">
      <style:text-properties fo:font-variant="normal" fo:text-transform="none" fo:color="#0000ff" style:font-name="Menlo" fo:font-size="12pt" fo:letter-spacing="normal" fo:font-style="normal" fo:font-weight="normal" officeooo:rsid="000b98e5" officeooo:paragraph-rsid="000b98e5" fo:background-color="#fffff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50596c" fo:letter-spacing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50596c" fo:letter-spacing="normal" officeooo:paragraph-rsid="000ef798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50596c" style:font-name="Calibri" fo:font-size="12pt" fo:letter-spacing="normal" fo:font-style="normal" fo:font-weight="normal" fo:background-color="#fffff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bold" fo:background-color="#fffffe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bold" officeooo:rsid="00209400" officeooo:paragraph-rsid="00209400" fo:background-color="#fffff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bold" officeooo:rsid="002373b0" officeooo:paragraph-rsid="002373b0" fo:background-color="#fffff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normal" fo:background-color="#fffffe"/>
    </style:style>
    <style:style style:name="P10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normal" officeooo:rsid="00209400" officeooo:paragraph-rsid="00209400" fo:background-color="#fffffe"/>
    </style:style>
    <style:style style:name="P11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1188" style:font-name="Menlo" fo:font-size="12pt" fo:letter-spacing="normal" fo:font-style="normal" fo:font-weight="normal" fo:background-color="#fffffe"/>
    </style:style>
    <style:style style:name="P12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1188" style:font-name="Menlo" fo:font-size="12pt" fo:letter-spacing="normal" fo:font-style="normal" fo:font-weight="normal" officeooo:rsid="00209400" officeooo:paragraph-rsid="00209400" fo:background-color="#fffffe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1188" fo:letter-spacing="normal" fo:background-color="#fffffe"/>
    </style:style>
    <style:style style:name="P14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</style:style>
    <style:style style:name="P15" style:family="paragraph" style:parent-style-name="Text_20_body">
      <style:text-properties fo:font-variant="normal" fo:text-transform="none" fo:color="#0000ff" style:font-name="Menlo" fo:font-size="12pt" fo:letter-spacing="normal" fo:font-style="normal" fo:font-weight="normal" officeooo:rsid="000b98e5" officeooo:paragraph-rsid="000b98e5" fo:background-color="#fffffe"/>
    </style:style>
    <style:style style:name="P16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bold" fo:background-color="#fffffe"/>
    </style:style>
    <style:style style:name="P17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0000" style:font-name="Menlo" fo:font-size="12pt" fo:letter-spacing="normal" fo:font-style="normal" fo:font-weight="normal" fo:background-color="#fffffe"/>
    </style:style>
    <style:style style:name="P18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1188" style:font-name="Menlo" fo:font-size="12pt" fo:letter-spacing="normal" fo:font-style="normal" fo:font-weight="normal" fo:background-color="#fffffe"/>
    </style:style>
    <style:style style:name="P19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1188" style:font-name="Menlo" fo:font-size="12pt" fo:letter-spacing="normal" fo:font-style="normal" fo:font-weight="normal" officeooo:paragraph-rsid="000d6ca6" fo:background-color="#fffffe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1188" style:font-name="Menlo" fo:font-size="12pt" fo:letter-spacing="normal" fo:font-style="normal" fo:font-weight="normal" officeooo:rsid="000ef798" fo:background-color="#fffffe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001188" style:font-name="Menlo" fo:font-size="12pt" fo:letter-spacing="normal" fo:font-style="normal" fo:font-weight="normal" officeooo:rsid="000ef798" officeooo:paragraph-rsid="002373b0" fo:background-color="#fffffe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50596c" style:font-name="Menlo" fo:font-size="12pt" fo:letter-spacing="normal" fo:font-style="normal" fo:font-weight="normal" officeooo:paragraph-rsid="000d6ca6" fo:background-color="#fffffe"/>
    </style:style>
    <style:style style:name="P23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variant="normal" fo:text-transform="none" fo:color="#50596c" fo:letter-spacing="normal" officeooo:paragraph-rsid="000d6ca6"/>
    </style:style>
    <style:style style:name="P24" style:family="paragraph" style:parent-style-name="Standard">
      <style:paragraph-properties fo:text-align="center" style:justify-single-word="false"/>
      <style:text-properties officeooo:rsid="00274c30" officeooo:paragraph-rsid="00274c30"/>
    </style:style>
    <style:style style:name="T1" style:family="text">
      <style:text-properties style:font-name="Menlo" fo:font-size="12pt" fo:font-style="normal" fo:font-weight="normal"/>
    </style:style>
    <style:style style:name="T2" style:family="text">
      <style:text-properties fo:font-variant="normal" fo:text-transform="none" fo:color="#001188" style:font-name="Menlo" fo:font-size="12pt" fo:letter-spacing="normal" fo:font-style="normal" fo:font-weight="normal" fo:background-color="#fffffe" loext:char-shading-value="0"/>
    </style:style>
    <style:style style:name="T3" style:family="text">
      <style:text-properties fo:font-variant="normal" fo:text-transform="none" fo:color="#001188" style:font-name="Menlo" fo:font-size="12pt" fo:letter-spacing="normal" fo:font-style="normal" fo:font-weight="normal" officeooo:rsid="000ef798" fo:background-color="#fffffe" loext:char-shading-value="0"/>
    </style:style>
    <style:style style:name="T4" style:family="text">
      <style:text-properties fo:color="#001188" fo:font-weight="normal"/>
    </style:style>
    <style:style style:name="T5" style:family="text">
      <style:text-properties fo:color="#001188" fo:font-weight="normal" officeooo:rsid="000ef798"/>
    </style:style>
    <style:style style:name="T6" style:family="text">
      <style:text-properties fo:color="#001188" fo:font-weight="normal" officeooo:rsid="00246e0a"/>
    </style:style>
    <style:style style:name="T7" style:family="text">
      <style:text-properties fo:color="#0000ff" style:font-name="Menlo"/>
    </style:style>
    <style:style style:name="T8" style:family="text">
      <style:text-properties fo:color="#000000"/>
    </style:style>
    <style:style style:name="T9" style:family="text">
      <style:text-properties fo:color="#000000" style:font-name="Menlo"/>
    </style:style>
    <style:style style:name="T10" style:family="text">
      <style:text-properties fo:color="#800000" style:font-name="Menlo"/>
    </style:style>
    <style:style style:name="T11" style:family="text">
      <style:text-properties officeooo:rsid="00274c3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b98e5" style:font-weight-asian="bold" style:font-weight-complex="bold"/>
    </style:style>
    <style:style style:name="T14" style:family="text">
      <style:text-properties fo:font-weight="bold" officeooo:rsid="00274c3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ocker CLI - Execute basic docker commands</text:p>
      <text:p text:style-name="P6">Let us find the version of the docker server engine running on the host</text:p>
      <text:p text:style-name="P6"/>
      <text:p text:style-name="P11">docker version</text:p>
      <text:p text:style-name="P11"/>
      <text:p text:style-name="P6">Next, let us check which all are the commands available in docker</text:p>
      <text:p text:style-name="P3"/>
      <text:p text:style-name="P11">docker</text:p>
      <text:p text:style-name="P3"/>
      <text:p text:style-name="P9">or</text:p>
      <text:p text:style-name="P3"/>
      <text:p text:style-name="P19">docker –help</text:p>
      <text:p text:style-name="P22"/>
      <text:p text:style-name="P23"/>
      <text:p text:style-name="P6">Let us run our first docker container Hello-World</text:p>
      <text:p text:style-name="P3"/>
      <text:p text:style-name="P11">docker run hello-world</text:p>
      <text:p text:style-name="P3"/>
      <text:p text:style-name="P9">or</text:p>
      <text:p text:style-name="P3"/>
      <text:p text:style-name="P11">docker container run hello-world</text:p>
      <text:p text:style-name="P3"/>
      <text:p text:style-name="P3"/>
      <text:p text:style-name="P9">Please note that "docker container run container-name" is the new and preferred ways of calling docker container commands.</text:p>
      <text:p text:style-name="P3"/>
      <text:p text:style-name="P6">Let us check what happens when we executed the hello world docker</text:p>
      <text:p text:style-name="P3"/>
      <text:p text:style-name="P6">Run a docker command to list down the running containers -</text:p>
      <text:p text:style-name="P3"/>
      <text:p text:style-name="P3"/>
      <text:p text:style-name="P11">docker ps</text:p>
      <text:p text:style-name="P3"/>
      <text:p text:style-name="P9">or</text:p>
      <text:p text:style-name="P3"/>
      <text:p text:style-name="P11">docker container ls</text:p>
      <text:p text:style-name="P3"/>
      <text:p text:style-name="P9"><text:soft-page-break/>Nothing showed up, this is because the "hello-world" container executed and then exited</text:p>
      <text:p text:style-name="P3"/>
      <text:p text:style-name="P6">Now run another command</text:p>
      <text:p text:style-name="P3"/>
      <text:p text:style-name="P11">docker ps -a</text:p>
      <text:p text:style-name="P3"/>
      <text:p text:style-name="P9">or</text:p>
      <text:p text:style-name="P3"/>
      <text:p text:style-name="P11">docker container ls -a</text:p>
      <text:p text:style-name="P3"/>
      <text:p text:style-name="P9">The results of both the above commands will show that a docker container was created, executed and exited.</text:p>
      <text:p text:style-name="P3"/>
      <text:p text:style-name="P6">"docker run command" also downloaded an image that can be viewed by running -</text:p>
      <text:p text:style-name="P3"/>
      <text:p text:style-name="P11">docker images</text:p>
      <text:p text:style-name="P3"/>
      <text:p text:style-name="P6">Next, let us run another container with redis image</text:p>
      <text:p text:style-name="P3"/>
      <text:p text:style-name="P9">Step 1 -</text:p>
      <text:p text:style-name="P3"/>
      <text:p text:style-name="P11">docker container run redis</text:p>
      <text:p text:style-name="P3"/>
      <text:p text:style-name="P9">This has started a redis service as a container in non-detach (interactive) mode, once this terminal dies this container/service will also stop</text:p>
      <text:p text:style-name="P3"/>
      <text:p text:style-name="P6">Let us now see how we can run a container in detach mode --</text:p>
      <text:p text:style-name="P3"/>
      <text:p text:style-name="P9">Step 2 - First, exit/stop the execution by pressing </text:p>
      <text:p text:style-name="P3"/>
      <text:p text:style-name="P11">CTRL + C</text:p>
      <text:p text:style-name="P3"/>
      <text:p text:style-name="P6">Note -- In case you wish to exit the terminal but don't want application to stop, press--</text:p>
      <text:p text:style-name="P3"/>
      <text:p text:style-name="P11">CTRL + p + q</text:p>
      <text:p text:style-name="P3"/>
      <text:p text:style-name="P9">Step 3 - Next, start the container again in detach mode --</text:p>
      <text:p text:style-name="P3"/>
      <text:p text:style-name="P3"><text:soft-page-break/></text:p>
      <text:p text:style-name="P11">docker container run -d redis</text:p>
      <text:p text:style-name="P3"/>
      <text:p text:style-name="P9">This time the container has started in detach mode and will keep on running in background</text:p>
      <text:p text:style-name="P2"/>
      <text:p text:style-name="P2"># Run basic docker commands</text:p>
      <text:p text:style-name="P4"/>
      <text:p text:style-name="P6">Task 1 -- Getting Started</text:p>
      <text:p text:style-name="P9">Step 1. Pull the latest nginx image</text:p>
      <text:p text:style-name="P3"/>
      <text:p text:style-name="P11">docker image pull nginx</text:p>
      <text:p text:style-name="P3"/>
      <text:p text:style-name="P9">Step 2. Run three containers from this image in detach mode</text:p>
      <text:p text:style-name="P3"/>
      <text:p text:style-name="P11">docker container run -d nginx</text:p>
      <text:p text:style-name="P3"/>
      <text:p text:style-name="P9">Step 3. List all the running containers</text:p>
      <text:p text:style-name="P3"/>
      <text:p text:style-name="P11">docker container ls</text:p>
      <text:p text:style-name="P3"/>
      <text:p text:style-name="P9">Step 4. Stop two containers out of it</text:p>
      <text:p text:style-name="P3"/>
      <text:p text:style-name="P11">docker container stop &lt;Id1&gt; &lt;id2&gt;</text:p>
      <text:p text:style-name="P3"/>
      <text:p text:style-name="P9">Step 5. List all (running + stopped) containers</text:p>
      <text:p text:style-name="P3"/>
      <text:p text:style-name="P11">docker container ls -a</text:p>
      <text:p text:style-name="P3"/>
      <text:p text:style-name="P6">Task 2 -- Clean Up</text:p>
      <text:p text:style-name="P3"/>
      <text:p text:style-name="P9">Step 1. List all the docker images and all the containers</text:p>
      <text:p text:style-name="P3"/>
      <text:p text:style-name="P11">docker images</text:p>
      <text:p text:style-name="P3"/>
      <text:p text:style-name="P11">docker ps -a</text:p>
      <text:p text:style-name="P3"/>
      <text:p text:style-name="P9">There are some docker containers and images which are not required and are taking up space, let us remove them!</text:p>
      <text:p text:style-name="P9">Step 2. Remove one of the stopped container</text:p>
      <text:p text:style-name="P3"><text:soft-page-break/></text:p>
      <text:p text:style-name="P11">docker container rm &lt;id&gt;</text:p>
      <text:p text:style-name="P3"/>
      <text:p text:style-name="P9">Step 3. Remove all the containers with one single command</text:p>
      <text:p text:style-name="P3"/>
      <text:p text:style-name="P11">docker container prune</text:p>
      <text:p text:style-name="P3"/>
      <text:p text:style-name="P9">OR</text:p>
      <text:p text:style-name="P3"/>
      <text:p text:style-name="P11">docker rm -f $(docker container ls -aq)</text:p>
      <text:p text:style-name="P3"/>
      <text:p text:style-name="P9">Step 4. Remove the nginx image</text:p>
      <text:p text:style-name="P3"/>
      <text:p text:style-name="P14"><text:span text:style-name="T2">docker rmi ngin</text:span><text:span text:style-name="T3">x</text:span></text:p>
      <text:p text:style-name="P20"/>
      <text:p text:style-name="P20"># Running a Web App on Docker</text:p>
      <text:p text:style-name="P3"/>
      <text:p text:style-name="P6">Let us run a web application built in node on docker. This is a very common scenario where you will be running the application built by others.</text:p>
      <text:p text:style-name="P3"/>
      <text:p text:style-name="P6">Some Example - Running a MySql database, MongoDb server or other such utilities</text:p>
      <text:p text:style-name="P3"/>
      <text:p text:style-name="P9">Step 1: Pull a docker image saurabhd2106/sample-node-app. This is a sample node application uploaded on the public docker registry (DockerHub)</text:p>
      <text:p text:style-name="P3"/>
      <text:p text:style-name="P11">docker pull saurabhd2106/sample-node-app</text:p>
      <text:p text:style-name="P3"/>
      <text:p text:style-name="P9">Step 2: Run the sample node app without port mapping to host VM</text:p>
      <text:p text:style-name="P3"/>
      <text:p text:style-name="P11">docker run -d saurabhd2106/sample-node-app</text:p>
      <text:p text:style-name="P3"/>
      <text:p text:style-name="P9">Step 3: Verify that application can be accessed through docker container's associated IP and port in the VM host network</text:p>
      <text:p text:style-name="P3"/>
      <text:p text:style-name="P9">To get the IP and port associated with the container, inspect the container --</text:p>
      <text:p text:style-name="P3"/>
      <text:p text:style-name="P11">docker inspect "docker_container_name"</text:p>
      <text:p text:style-name="P3"/>
      <text:p text:style-name="P9"><text:soft-page-break/></text:p>
      <text:p text:style-name="P9">OR (Run a direct command to get the container IP)</text:p>
      <text:p text:style-name="P3"/>
      <text:p text:style-name="P11">docker inspect $ContainerID --format '{{ .NetworkSettings.IPAddress }}'</text:p>
      <text:p text:style-name="P3"/>
      <text:p text:style-name="P6">Replace $ContainerId with the Id of the container running</text:p>
      <text:p text:style-name="P3"/>
      <text:p text:style-name="P9">Verifying that the application can be accessed through the docker host</text:p>
      <text:p text:style-name="P3"/>
      <text:p text:style-name="P11">wget http://container_IPAddress:container_port</text:p>
      <text:p text:style-name="P3"/>
      <text:p text:style-name="P9">Step 4: Stop the container</text:p>
      <text:p text:style-name="P3"/>
      <text:p text:style-name="P11">docker stop "docker_container_id"</text:p>
      <text:p text:style-name="P3"/>
      <text:p text:style-name="P9">Step 5: Run the sample node app with port mapping to host VM</text:p>
      <text:p text:style-name="P3"/>
      <text:p text:style-name="P11">docker run -d -p 80:3000 saurabhd2106/sample-node-app</text:p>
      <text:p text:style-name="P3"/>
      <text:p text:style-name="P9">Step 6: Verify that the application is running on port number 80 from the browser</text:p>
      <text:p text:style-name="P20"/>
      <text:p text:style-name="P20"># Install Docker on Jenkins</text:p>
      <text:p text:style-name="P3"/>
      <text:p text:style-name="P6">Let us install Jenkins (CI/CD Tool) on Docker. Jenkins is build in java and by default runs on 8080 port</text:p>
      <text:p text:style-name="P3"/>
      <text:p text:style-name="P9">There are multiple images of docker available on DockerHub and each images provides some or other functionality.</text:p>
      <text:p text:style-name="P3"/>
      <text:p text:style-name="P9">Step 1: Search for Jenkins docker image on docker hub CLI.</text:p>
      <text:p text:style-name="P3"/>
      <text:p text:style-name="P11">docker search jenkins</text:p>
      <text:p text:style-name="P3"/>
      <text:p text:style-name="P9">We are going to take the official latest image of the jenkins</text:p>
      <text:p text:style-name="P3"/>
      <text:p text:style-name="P9">Step 2: Pull Jenkins image from docker hub</text:p>
      <text:p text:style-name="P3"/>
      <text:p text:style-name="P11">docker pull jenkins/jenkins</text:p>
      <text:p text:style-name="P3"/>
      <text:p text:style-name="P9"><text:soft-page-break/></text:p>
      <text:p text:style-name="P9">Step 3: Run Jenkins container in detached mode, map port 80 of host machine with port 8080 inside docker</text:p>
      <text:p text:style-name="P3"/>
      <text:p text:style-name="P11">docker run -d -p 80:8080 jenkins/jenkins</text:p>
      <text:p text:style-name="P3"/>
      <text:p text:style-name="P9">Step 4: Access Jenkins through browser (Make sure port 80 is enabled to access from outside), click on Browsers tab</text:p>
      <text:p text:style-name="P3"/>
      <text:p text:style-name="P11">http://&lt;url&gt;:80</text:p>
      <text:p text:style-name="P3"/>
      <text:p text:style-name="P9">Step 5: To unlock the Jenkins, connect with docker container using bash shell</text:p>
      <text:p text:style-name="P3"/>
      <text:p text:style-name="P11">docker exec -it "container_id" /bin/bash</text:p>
      <text:p text:style-name="P3"/>
      <text:p text:style-name="P9">Step 6: Open the file using cat command</text:p>
      <text:p text:style-name="P3"/>
      <text:p text:style-name="P11">cat /var/jenkins_home/secrets/initialAdminPassword</text:p>
      <text:p text:style-name="P9">Step 8: Copy this password and paste it in the browser to unlock Jenkins</text:p>
      <text:p text:style-name="P3"/>
      <text:p text:style-name="P9">Step 9: Exit the bash shell</text:p>
      <text:p text:style-name="P3"/>
      <text:p text:style-name="P11">exit</text:p>
      <text:p text:style-name="P20"/>
      <text:p text:style-name="P20">## Basic docker Network commands and their usage</text:p>
      <text:p text:style-name="P3"/>
      <text:p text:style-name="P6">Task 1 - Let us start by listing down the default networks created by docker</text:p>
      <text:p text:style-name="P3"/>
      <text:p text:style-name="P11">docker network ls</text:p>
      <text:p text:style-name="P3"/>
      <text:p text:style-name="P9">There are three default networks created by docker</text:p>
      <text:p text:style-name="P3"/>
      <text:p text:style-name="P5"><text:span text:style-name="T7">1. </text:span><text:span text:style-name="T9">Bridge</text:span></text:p>
      <text:p text:style-name="P5"><text:span text:style-name="T7">2. </text:span><text:span text:style-name="T9">Host</text:span></text:p>
      <text:p text:style-name="P5"><text:span text:style-name="T7">3. </text:span><text:span text:style-name="T9">None</text:span></text:p>
      <text:p text:style-name="P3"/>
      <text:p text:style-name="P6">Task 2 - Let us now verify the default IP assigned to bridge network</text:p>
      <text:p text:style-name="P3"/>
      <text:p text:style-name="P11">docker network inspect &lt;network_id&gt;</text:p>
      <text:p text:style-name="P3"><text:soft-page-break/></text:p>
      <text:p text:style-name="P5"><text:span text:style-name="T10">&lt;network_id&gt;</text:span><text:span text:style-name="T8"> </text:span><text:span text:style-name="T9">is the value of the first column in the result of docker network inspect command</text:span></text:p>
      <text:p text:style-name="P3"/>
      <text:p text:style-name="P9">This command opens up a json file, search for "Subnet" key and verify that the IP assigned to this network is "172.17.0.0/16"</text:p>
      <text:p text:style-name="P3"/>
      <text:p text:style-name="P6">Task 3 - Create a custom network (user-defined network), type "bridge"</text:p>
      <text:p text:style-name="P3"/>
      <text:p text:style-name="P11">docker network create --driver=bridge --subnet=&lt;subnet ip range&gt; &lt;docker_network_name&gt;</text:p>
      <text:p text:style-name="P3"/>
      <text:p text:style-name="P9">Subnet ip range example - 192.168.1.0/24</text:p>
      <text:p text:style-name="P3"/>
      <text:p text:style-name="P9">Verify that this new network is created successfully</text:p>
      <text:p text:style-name="P3"/>
      <text:p text:style-name="P11">docker network ls</text:p>
      <text:p text:style-name="P3"/>
      <text:p text:style-name="P9">Verify that the network has mentioned IPs assigned</text:p>
      <text:p text:style-name="P3"/>
      <text:p text:style-name="P11">docker network inspect &lt;docker_id&gt;</text:p>
      <text:p text:style-name="P3"/>
      <text:p text:style-name="P9">Task 4 - Delete an existing docker network</text:p>
      <text:p text:style-name="P3"/>
      <text:p text:style-name="P11">docker network rm &lt;docker_id&gt;</text:p>
      <text:p text:style-name="P20"/>
      <text:p text:style-name="P20"># Assign a network to a container</text:p>
      <text:p text:style-name="P3"/>
      <text:p text:style-name="P6">Let us create a new custom docker network</text:p>
      <text:p text:style-name="P3"/>
      <text:p text:style-name="P11">docker network create --driver=bridge -–subnet=&lt;subnet_ip_range&gt; customNet</text:p>
      <text:p text:style-name="P3"/>
      <text:p text:style-name="P9">subnet ip range example -- 192.168.1.0/24</text:p>
      <text:p text:style-name="P3"/>
      <text:p text:style-name="P6">Next, run a new container with docker image ubuntu and assign it the network created above</text:p>
      <text:p text:style-name="P3"/>
      <text:p text:style-name="P11">docker container run -itd --name=test --net= customNet ubuntu</text:p>
      <text:p text:style-name="P3"/>
      <text:p text:style-name="P3"><text:soft-page-break/></text:p>
      <text:p text:style-name="P6">Verify that the container is assigned to this new network</text:p>
      <text:p text:style-name="P3"/>
      <text:p text:style-name="P9">First, get the id of the network by listing down all the networks</text:p>
      <text:p text:style-name="P3"/>
      <text:p text:style-name="P11">docker network ls</text:p>
      <text:p text:style-name="P3"/>
      <text:p text:style-name="P9">Next, Inspect the docker network to verify if the docker container is assigned or not</text:p>
      <text:p text:style-name="P3"/>
      <text:p text:style-name="P11">docker network inspect &lt;docker_id&gt;</text:p>
      <text:p text:style-name="P3"/>
      <text:p text:style-name="P6">Let us now disconnect the network from the container</text:p>
      <text:p text:style-name="P3"/>
      <text:p text:style-name="P11">docker network disconnect &lt;docker_network_name&gt; &lt;container_name&gt;</text:p>
      <text:p text:style-name="P3"/>
      <text:p text:style-name="P6">Verify that the network is disconnected by inspecting the network</text:p>
      <text:p text:style-name="P11"/>
      <text:p text:style-name="P11">docker network inspect &lt;docker_id&gt;</text:p>
      <text:p text:style-name="P3"/>
      <text:p text:style-name="P6">Let us again connect the same container to the same network</text:p>
      <text:p text:style-name="P3"/>
      <text:p text:style-name="P11">docker network connect &lt;docker_network_name&gt; &lt;container_name&gt;</text:p>
      <text:p text:style-name="P20"/>
      <text:p text:style-name="P20"># Ping Test</text:p>
      <text:p text:style-name="P3"/>
      <text:p text:style-name="P6">Step 1 - Create a new network named "isolatedNetwork" of type bridge having a different subnet IP range</text:p>
      <text:p text:style-name="P3"/>
      <text:p text:style-name="P11">docker network create --driver="networkType" --subnet="valid_ip_range" "network_name"</text:p>
      <text:p text:style-name="P3"/>
      <text:p text:style-name="P6">Step 2 - Run a container with "centos" image and assign the above network to this container</text:p>
      <text:p text:style-name="P3"/>
      <text:p text:style-name="P11">docker container run –itd –name="container_name" --net="network_name" centos</text:p>
      <text:p text:style-name="P3"/>
      <text:p text:style-name="P6">Step 3 - Run another container with "centos" image but don't assign any network to this container</text:p>
      <text:p text:style-name="P3"><text:soft-page-break/></text:p>
      <text:p text:style-name="P11">docker container run –itd –name="container_name" centos</text:p>
      <text:p text:style-name="P3"/>
      <text:p text:style-name="P6">Step 4 - Inspect both the networks and verify that both have different IP range</text:p>
      <text:p text:style-name="P11"/>
      <text:p text:style-name="P11">docker network inspect "network_id"</text:p>
      <text:p text:style-name="P3"/>
      <text:p text:style-name="P6">Step 5 - Try ping from first container to second and vice versa</text:p>
      <text:p text:style-name="P3"/>
      <text:p text:style-name="P11">docker exec -it "first_container" ping "second_container"</text:p>
      <text:p text:style-name="P3"/>
      <text:p text:style-name="P11">docker exec -it "second_container" ping "first_container"</text:p>
      <text:p text:style-name="P3"/>
      <text:p text:style-name="P9">Ping should not work as both the containers are running on different networks</text:p>
      <text:p text:style-name="P3"/>
      <text:p text:style-name="P6">Step 6 - Now connect the second container to the same "isolatedNetwork"</text:p>
      <text:p text:style-name="P3"/>
      <text:p text:style-name="P11">docker network connect "network_name" "container_name"</text:p>
      <text:p text:style-name="P3"/>
      <text:p text:style-name="P6">Step 7 - Verify the ping again</text:p>
      <text:p text:style-name="P3"/>
      <text:p text:style-name="P11">docker exec -it "first_container" ping "second_container"</text:p>
      <text:p text:style-name="P3"/>
      <text:p text:style-name="P11">docker exec -it "second_container" ping "first_container"</text:p>
      <text:p text:style-name="P3"/>
      <text:p text:style-name="P9">This time ping should work as both the containers are now on same network</text:p>
      <text:p text:style-name="P9"/>
      <text:p text:style-name="P12"># docker volume</text:p>
      <text:p text:style-name="P10"/>
      <text:p text:style-name="P7">Let us start by creating a volume mount</text:p>
      <text:p text:style-name="P3"/>
      <text:p text:style-name="P11">docker volume create "volume_name"</text:p>
      <text:p text:style-name="P3"/>
      <text:p text:style-name="P6">Verify that the volume is created successfully</text:p>
      <text:p text:style-name="P11"/>
      <text:p text:style-name="P11">docker volume ls</text:p>
      <text:p text:style-name="P3"/>
      <text:p text:style-name="P6">Run a Centos container with volume mount created above</text:p>
      <text:p text:style-name="P3"><text:soft-page-break/></text:p>
      <text:p text:style-name="P11">docker run -itd --name=test –v "volume_name":/var/lib/data centos:7</text:p>
      <text:p text:style-name="P3"/>
      <text:p text:style-name="P6">Verify that the volume is mounted by connecting to the bash and run "df -h" command</text:p>
      <text:p text:style-name="P3"/>
      <text:p text:style-name="P11">docekr exec -it test /bin/bash</text:p>
      <text:p text:style-name="P3"/>
      <text:p text:style-name="P11">df -h</text:p>
      <text:p text:style-name="P3"/>
      <text:p text:style-name="P6">Run another container without creating a volume mount</text:p>
      <text:p text:style-name="P3"/>
      <text:p text:style-name="P11">docker run -itd --name= test2 –v "volume_name":/var/lib/data centos:7</text:p>
      <text:p text:style-name="P3"/>
      <text:p text:style-name="P6">Volume inspect</text:p>
      <text:p text:style-name="P3"/>
      <text:p text:style-name="P9">Get the information about a volume by executing "volume inspect" command</text:p>
      <text:p text:style-name="P3"/>
      <text:p text:style-name="P11">docker volume inspect "volume_name or volumen_id"</text:p>
      <text:p text:style-name="P3"/>
      <text:p text:style-name="P6">Clean Up - Volume remove</text:p>
      <text:p text:style-name="P3"/>
      <text:p text:style-name="P9">Let us remove the volumes which are not in use</text:p>
      <text:p text:style-name="P3"/>
      <text:p text:style-name="P11">docker volume remove "volume name"</text:p>
      <text:p text:style-name="P3"/>
      <text:p text:style-name="P6">Remove all the volumes which are not in use</text:p>
      <text:p text:style-name="P11"/>
      <text:p text:style-name="P11">docker volume prune</text:p>
      <text:p text:style-name="P10"/>
      <text:p text:style-name="P20"># Let us build our first docker image of a sample node application</text:p>
      <text:p text:style-name="P3"/>
      <text:p text:style-name="P9">Source Code - https://github.com/Saurabh-codification/sample-node-js-app.git</text:p>
      <text:p text:style-name="P3"/>
      <text:p text:style-name="P6">Follow the below steps to complete this task</text:p>
      <text:p text:style-name="P3"/>
      <text:p text:style-name="P9">Step 1 - Clone the GIT repository to get the sample application code on your VM</text:p>
      <text:p text:style-name="P3"/>
      <text:p text:style-name="P11">git clone "source code repository"</text:p>
      <text:p text:style-name="P3"/>
      <text:p text:style-name="P9">Step 2 - Navigate inside the main folder</text:p>
      <text:p text:style-name="P3"><text:soft-page-break/></text:p>
      <text:p text:style-name="P11">cd sample-node-js-app</text:p>
      <text:p text:style-name="P3"/>
      <text:p text:style-name="P9">Step 3 - Create a new file with name Dockerfile where we can write the steps/instructions to build an image</text:p>
      <text:p text:style-name="P3"/>
      <text:p text:style-name="P11">vim Dockerfile</text:p>
      <text:p text:style-name="P3"/>
      <text:p text:style-name="P9">Inside the Dockerfile add the commands/instructions to build image which performs following tasks:</text:p>
      <text:p text:style-name="P5"><text:span text:style-name="T7">1.  </text:span><text:span text:style-name="T9">From “node” as the base image</text:span></text:p>
      <text:p text:style-name="P5"><text:span text:style-name="T7">2.  </text:span><text:span text:style-name="T9">Expose the port number</text:span></text:p>
      <text:p text:style-name="P5"><text:span text:style-name="T7">3.  </text:span><text:span text:style-name="T9">Copy code from src to the working directory</text:span></text:p>
      <text:p text:style-name="P5"><text:span text:style-name="T7">4.  </text:span><text:span text:style-name="T9">Define working directory as /var/www</text:span></text:p>
      <text:p text:style-name="P5"><text:span text:style-name="T7">5.  </text:span><text:span text:style-name="T9">Define the volume</text:span></text:p>
      <text:p text:style-name="P5"><text:span text:style-name="T7">6.  </text:span><text:span text:style-name="T9">Define the entry point (Commands to start the app)</text:span></text:p>
      <text:p text:style-name="P3"/>
      <text:p text:style-name="P6">An Example of Dockerfile is below</text:p>
      <text:p text:style-name="P3"/>
      <text:p text:style-name="P11">FROM node:latest</text:p>
      <text:p text:style-name="P11">LABEL author="Saurabh Dhingra"</text:p>
      <text:p text:style-name="P11">EXPOSE 3000</text:p>
      <text:p text:style-name="P11">COPY . /var/www</text:p>
      <text:p text:style-name="P11">WORKDIR /var/www</text:p>
      <text:p text:style-name="P11">RUN npm install</text:p>
      <text:p text:style-name="P11">VOLUME [ "/var/www" ]</text:p>
      <text:p text:style-name="P11">ENTRYPOINT [ "npm", "start" ]</text:p>
      <text:p text:style-name="P3"/>
      <text:p text:style-name="P6">Build the image with tag name and build content</text:p>
      <text:p text:style-name="P3"/>
      <text:p text:style-name="P5"><text:span text:style-name="T9">docker build -t "</text:span><text:span text:style-name="T10">&lt;docker_hub_username&gt;</text:span><text:span text:style-name="T9">/</text:span><text:span text:style-name="T10">&lt;docker_image_name&gt;</text:span> <text:span text:style-name="T10">&lt;Docker_file_path&gt;</text:span></text:p>
      <text:p text:style-name="P3"/>
      <text:p text:style-name="P9">Example:</text:p>
      <text:p text:style-name="P3"/>
      <text:p text:style-name="P11">docker build -t saurabhd2106/node-sample-app .</text:p>
      <text:p text:style-name="P3"/>
      <text:p text:style-name="P6">Verify that the docker image is created successfully</text:p>
      <text:p text:style-name="P3"/>
      <text:p text:style-name="P11">docker images</text:p>
      <text:p text:style-name="P3"><text:soft-page-break/></text:p>
      <text:p text:style-name="P6">Run the docker container with this image</text:p>
      <text:p text:style-name="P3"/>
      <text:p text:style-name="P11">docker run -d -p 80:3000 saurabhd2106/node-sample-app</text:p>
      <text:p text:style-name="P3"/>
      <text:p text:style-name="P6">Verify that the application is running by navigating to the Browsers tab where it opens up the application on the 80 port of the base url</text:p>
      <text:p text:style-name="P20"/>
      <text:p text:style-name="P8"><text:span text:style-name="T4"># </text:span><text:span text:style-name="T5">Let us build a custom httpd image, follow below steps to accomplish the task:</text:span></text:p>
      <text:p text:style-name="P3"/>
      <text:p text:style-name="P9">Create a new dirctory with some name say "httpdImage"</text:p>
      <text:p text:style-name="P3"/>
      <text:p text:style-name="P11">mkdir httpdImage</text:p>
      <text:p text:style-name="P3"/>
      <text:p text:style-name="P9">Create an HTML file that can be used as a sample pag when "httpd" server comes up</text:p>
      <text:p text:style-name="P3"/>
      <text:p text:style-name="P11">vim index.html</text:p>
      <text:p text:style-name="P3"/>
      <text:p text:style-name="P9">Copy paste below HTML code</text:p>
      <text:p text:style-name="P3"/>
      <text:p text:style-name="P11">&lt;html&gt;</text:p>
      <text:p text:style-name="P13">    <text:span text:style-name="T1">&lt;head&gt;</text:span></text:p>
      <text:p text:style-name="P13">    <text:span text:style-name="T1">&lt;title&gt; Codification - Sample Page &lt;/title&gt;</text:span></text:p>
      <text:p text:style-name="P13">    <text:span text:style-name="T1">&lt;/head&gt;</text:span></text:p>
      <text:p text:style-name="P13">    <text:span text:style-name="T1">&lt;body&gt;</text:span></text:p>
      <text:p text:style-name="P13">    <text:span text:style-name="T1">&lt;h1&gt; Welcome to codification &lt;/h1&gt;</text:span></text:p>
      <text:p text:style-name="P13">    <text:span text:style-name="T1">&lt;p&gt; This is a sample page for codification &lt;/p&gt;</text:span></text:p>
      <text:p text:style-name="P13">    <text:span text:style-name="T1">&lt;/body&gt;</text:span></text:p>
      <text:p text:style-name="P11">&lt;/html&gt;</text:p>
      <text:p text:style-name="P3"/>
      <text:p text:style-name="P9">Create a new file with name "Dockerfile"</text:p>
      <text:p text:style-name="P3"/>
      <text:p text:style-name="P11">vim Dockerfile</text:p>
      <text:p text:style-name="P3"/>
      <text:p text:style-name="P9">Add instructions to</text:p>
      <text:p text:style-name="P3"/>
      <text:p text:style-name="P5"><text:span text:style-name="T7">1. </text:span><text:span text:style-name="T9">Base image as centos:7</text:span></text:p>
      <text:p text:style-name="P5"><text:span text:style-name="T7">2. </text:span><text:span text:style-name="T9">Yum update</text:span></text:p>
      <text:p text:style-name="P5"><text:soft-page-break/><text:span text:style-name="T7">3. </text:span><text:span text:style-name="T9">Yum install httpd</text:span></text:p>
      <text:p text:style-name="P5"><text:span text:style-name="T7">4. </text:span><text:span text:style-name="T9">Copy Index.html</text:span></text:p>
      <text:p text:style-name="P5"><text:span text:style-name="T7">5. </text:span><text:span text:style-name="T9">Start httpd server</text:span></text:p>
      <text:p text:style-name="P3"/>
      <text:p text:style-name="P11"># This Dockerfile to create a custom httpd server image</text:p>
      <text:p text:style-name="P11">FROM centos:7</text:p>
      <text:p text:style-name="P11">RUN yum -y update</text:p>
      <text:p text:style-name="P11">RUN yum -y install httpd</text:p>
      <text:p text:style-name="P11">COPY ./index.html /var/www/html/index.html</text:p>
      <text:p text:style-name="P11">EXPOSE 80</text:p>
      <text:p text:style-name="P11">CMD ["httpd", "-D", "FOREGROUND"]</text:p>
      <text:p text:style-name="P3"/>
      <text:p text:style-name="P9">Build the image by running below command</text:p>
      <text:p text:style-name="P3"/>
      <text:p text:style-name="P11">docker build -t "dockerhub_username"/customhttpd .</text:p>
      <text:p text:style-name="P3"/>
      <text:p text:style-name="P9">Create and run the docker container with below commands --</text:p>
      <text:p text:style-name="P3"/>
      <text:p text:style-name="P11">docker run -d -p 80:80 "dockerhub_username"/customhttp</text:p>
      <text:p text:style-name="P21"/>
      <text:p text:style-name="P8"><text:span text:style-name="T6">#</text:span><text:span text:style-name="T5">Let us now build a docker image of a sample dotnet core application</text:span></text:p>
      <text:p text:style-name="P3"/>
      <text:p text:style-name="P6">Source Code - https://github.com/Saurabh-codification/sample-aspdotnet-core-app-1.git</text:p>
      <text:p text:style-name="P3"/>
      <text:p text:style-name="P6">Follow the below steps to complete this task</text:p>
      <text:p text:style-name="P3"/>
      <text:p text:style-name="P9">Step 1 - Clone the GIT repository to get the sample application code on your VM</text:p>
      <text:p text:style-name="P3"/>
      <text:p text:style-name="P11">git clone "source code repository"</text:p>
      <text:p text:style-name="P3"/>
      <text:p text:style-name="P9">Step 2 - Navigate inside the main folder</text:p>
      <text:p text:style-name="P3"/>
      <text:p text:style-name="P11">cd sample-aspdotnet-core-app-1</text:p>
      <text:p text:style-name="P3"/>
      <text:p text:style-name="P9">Step 3 - Create a new file with name Dockerfile where we can write the steps/instructions to build an image</text:p>
      <text:p text:style-name="P3"/>
      <text:p text:style-name="P11">vim Dockerfile</text:p>
      <text:p text:style-name="P3"/>
      <text:p text:style-name="P3"><text:soft-page-break/></text:p>
      <text:p text:style-name="P9">Step 4 - Understand and use the below Dockerfile to build an image</text:p>
      <text:p text:style-name="P3"/>
      <text:p text:style-name="P11">FROM mcr.microsoft.com/dotnet/core/aspnet:3.1 AS base</text:p>
      <text:p text:style-name="P11">WORKDIR /app</text:p>
      <text:p text:style-name="P11">EXPOSE 80</text:p>
      <text:p text:style-name="P3"/>
      <text:p text:style-name="P11">FROM mcr.microsoft.com/dotnet/core/sdk:3.1 AS build</text:p>
      <text:p text:style-name="P11">WORKDIR /src</text:p>
      <text:p text:style-name="P11">COPY ["ASP.NETCoreDemos.csproj", "./"]</text:p>
      <text:p text:style-name="P11">RUN dotnet restore "./ASP.NETCoreDemos.csproj"</text:p>
      <text:p text:style-name="P11">COPY . .</text:p>
      <text:p text:style-name="P11">WORKDIR "/src/."</text:p>
      <text:p text:style-name="P11">RUN dotnet build "ASP.NETCoreDemos.csproj" -c Release -o /app/build</text:p>
      <text:p text:style-name="P3"/>
      <text:p text:style-name="P11">FROM build AS publish</text:p>
      <text:p text:style-name="P11">RUN dotnet publish "ASP.NETCoreDemos.csproj" -c Release -o /app/publish</text:p>
      <text:p text:style-name="P3"/>
      <text:p text:style-name="P11">FROM base AS final</text:p>
      <text:p text:style-name="P11">WORKDIR /app</text:p>
      <text:p text:style-name="P11">COPY --from=publish /app/publish .</text:p>
      <text:p text:style-name="P11">ENTRYPOINT ["dotnet", "ASP.NETCoreDemos.dll"]</text:p>
      <text:p text:style-name="P3"/>
      <text:p text:style-name="P3"/>
      <text:p text:style-name="P6">Build the image with tag name and build content</text:p>
      <text:p text:style-name="P3"/>
      <text:p text:style-name="P5"><text:span text:style-name="T9">docker build -t "</text:span><text:span text:style-name="T10">&lt;dockerusername&gt;</text:span><text:span text:style-name="T9">/</text:span><text:span text:style-name="T10">&lt;docker_image_name&gt;</text:span> <text:span text:style-name="T10">&lt;Docker_file_path&gt;</text:span></text:p>
      <text:p text:style-name="P3"/>
      <text:p text:style-name="P9">Example:</text:p>
      <text:p text:style-name="P3"/>
      <text:p text:style-name="P11">docker build -t "dockerusername"/aspdotnetcore-sample-app .</text:p>
      <text:p text:style-name="P3"/>
      <text:p text:style-name="P6">Verify that the docker image is created successfully</text:p>
      <text:p text:style-name="P3"/>
      <text:p text:style-name="P11">docker images</text:p>
      <text:p text:style-name="P3"/>
      <text:p text:style-name="P6">Run the docker container with this image</text:p>
      <text:p text:style-name="P3"/>
      <text:p text:style-name="P6">Please Use port 81 for this example</text:p>
      <text:p text:style-name="P3"><text:soft-page-break/></text:p>
      <text:p text:style-name="P11">docker run -d -p 81:80 "dockerusername"/aspdotnetcore-sample-app</text:p>
      <text:p text:style-name="P3"/>
      <text:p text:style-name="P6">Verify that the application is running by navigating to the Browsers tab where it opens up the application on the 81 port of the base url</text:p>
      <text:p text:style-name="P3"/>
      <text:p text:style-name="P3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Menlo" svg:font-family="Menl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274c30" officeooo:paragraph-rsid="00274c30"/>
    </style:style>
    <style:style style:name="MT1" style:family="text">
      <style:text-properties fo:font-weight="bold" officeooo:rsid="000b98e5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</text:span><text:span text:style-name="MT2">ocker - DevOp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3:36:07.710354943</meta:creation-date>
    <dc:date>2022-05-10T13:27:48.343716304</dc:date>
    <meta:editing-duration>PT18M21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5" meta:paragraph-count="282" meta:word-count="2060" meta:character-count="12786" meta:non-whitespace-character-count="10986"/>
  </office:meta>
</office:document-meta>
</file>